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8.71pt" svg:y="10.37pt">
            <loext:p/>
            <draw:object draw:notify-on-update-of-ranges="Sheet1.A3:Sheet1.A6 Sheet1.A1:Sheet1.A2 Sheet1.B3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t2bv( strlen(s) , nBit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54" calcext:value-type="float">
            <text:p>3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1">00/00/0000</text:date>, <text:time style:data-style-name="N2" text:time-value="09:54:47.000900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2:15:21.599871532</meta:creation-date>
    <dc:date>2018-02-21T11:12:05.584922515</dc:date>
    <meta:editing-duration>PT1H13M1S</meta:editing-duration>
    <meta:editing-cycles>2</meta:editing-cycles>
    <meta:generator>LibreOffice/5.4.2.2$Linux_X86_64 LibreOffice_project/40m0$Build-2</meta:generator>
    <meta:document-statistic meta:table-count="1" meta:cell-count="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952cm" svg:y="4.201cm" style:legend-expansion="high" chart:style-name="ch2"/>
        <chart:plot-area chart:style-name="ch3" table:cell-range-address="Sheet1.A1:Sheet1.A6 Sheet1.B3:Sheet1.B6" chart:data-source-has-labels="both" svg:x="1.331cm" svg:y="0.18cm" svg:width="9.301cm" svg:height="7.659cm">
          <chartooo:coordinate-region svg:x="2.323cm" svg:y="0.379cm" svg:width="8.215cm" svg:height="6.813cm"/>
          <chart:axis chart:dimension="x" chart:name="primary-x" chart:style-name="ch4" chartooo:axis-type="auto">
            <chartooo:date-scale/>
            <chart:title svg:x="5.567cm" svg:y="8.019cm" chart:style-name="ch5">
              <text:p>nBits</text:p>
            </chart:title>
            <chart:categories table:cell-range-address="Sheet1.A3:Sheet1.A6"/>
          </chart:axis>
          <chart:axis chart:dimension="y" chart:name="primary-y" chart:style-name="ch4">
            <chart:title svg:x="0.451cm" svg:y="4.9cm" chart:style-name="ch6">
              <text:p>Time (secs)</text:p>
            </chart:title>
            <chart:grid chart:style-name="ch7" chart:class="major"/>
          </chart:axis>
          <chart:series chart:style-name="ch8" chart:values-cell-range-address="Sheet1.B3:Sheet1.B6" chart:label-cell-address="Sheet1.A1:Sheet1.A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2bv( strlen(s) , nBits)</text:p>
                <text:list>
                  <text:list-item>
                    <text:p>int2bv( strlen(s) , nBits)</text:p>
                  </text:list-item>
                  <text:list-item>
                    <text:p/>
                  </text:list-item>
                </text:list>
                <draw:g>
                  <svg:desc>Sheet1.A1:Sheet1.A2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Sheet1.A3:Sheet1.A6</svg:desc>
                </draw:g>
              </table:table-cell>
              <table:table-cell office:value-type="float" office:value="3">
                <text:p>3</text:p>
                <draw:g>
                  <svg:desc>Sheet1.B3:Sheet1.B6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54">
                <text:p>3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